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df445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93724336" text:id="ct1072023937243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93727872" text:id="ct10720239372787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91694160" text:id="ct1072023916941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7202393724336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7202393727872"/><text:change-start text:change-id="ct107202391694160"/>Version History<text:change-end text:change-id="ct1072023916941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9:00.707227285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/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x.x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5S</meta:editing-duration>
    <meta:generator>LibreOffice/4.4.0.3$MacOSX_X86_64 LibreOffice_project/de093506bcdc5fafd9023ee680b8c60e3e0645d7</meta:generator>
    <dc:date>2015-02-18T19:29:00.615866000</dc:date>
    <meta:printed-by>Bob Jacobsen</meta:printed-by>
    <meta:print-date>2010-09-15T08:46:04</meta:print-date>
    <meta:document-statistic meta:table-count="2" meta:image-count="0" meta:object-count="0" meta:page-count="1" meta:paragraph-count="13" meta:word-count="75" meta:character-count="447" meta:non-whitespace-character-count="378"/>
  </office:meta>
</office:document-meta>
</file>